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paragraph-rsid="00244e5f"/>
    </style:style>
    <style:style style:name="P2" style:family="paragraph" style:parent-style-name="Standard">
      <style:paragraph-properties fo:text-align="start" style:justify-single-word="false"/>
      <style:text-properties officeooo:paragraph-rsid="00260d7e"/>
    </style:style>
    <style:style style:name="P3" style:family="paragraph" style:parent-style-name="Standard">
      <style:paragraph-properties fo:text-align="start" style:justify-single-word="false"/>
      <style:text-properties fo:color="#000000" style:font-name="Liberation Serif" fo:font-size="12pt" fo:font-style="normal" fo:font-weight="normal" officeooo:rsid="001f67ba" officeooo:paragraph-rsid="001f67ba" style:font-size-asian="12pt" style:font-style-asian="normal" style:font-weight-asian="normal" style:font-size-complex="12pt"/>
    </style:style>
    <style:style style:name="P4" style:family="paragraph" style:parent-style-name="Standard">
      <style:paragraph-properties fo:text-align="start" style:justify-single-word="false"/>
      <style:text-properties fo:color="#000000" style:font-name="Liberation Serif" fo:font-size="12pt" fo:font-style="normal" fo:font-weight="normal" officeooo:rsid="001f67ba" officeooo:paragraph-rsid="00223eff" style:font-size-asian="12pt" style:font-style-asian="normal" style:font-weight-asian="normal" style:font-size-complex="12pt"/>
    </style:style>
    <style:style style:name="P5" style:family="paragraph" style:parent-style-name="Standard">
      <style:paragraph-properties fo:text-align="start" style:justify-single-word="false"/>
      <style:text-properties fo:color="#000000" style:font-name="Liberation Serif" fo:font-size="12pt" officeooo:paragraph-rsid="00223eff" style:font-size-asian="12pt" style:font-size-complex="12pt"/>
    </style:style>
    <style:style style:name="P6" style:family="paragraph" style:parent-style-name="Standard">
      <style:paragraph-properties fo:text-align="start" style:justify-single-word="false"/>
      <style:text-properties fo:color="#000000" style:font-name="Liberation Serif" fo:font-size="12pt" officeooo:paragraph-rsid="001f67ba" style:font-size-asian="12pt" style:font-size-complex="12pt"/>
    </style:style>
    <style:style style:name="P7" style:family="paragraph" style:parent-style-name="Standard">
      <style:paragraph-properties fo:text-align="start" style:justify-single-word="false"/>
      <style:text-properties fo:color="#000000" style:font-name="Liberation Serif" fo:font-size="12pt" officeooo:paragraph-rsid="00244e5f" style:font-size-asian="12pt" style:font-size-complex="12pt"/>
    </style:style>
    <style:style style:name="P8" style:family="paragraph" style:parent-style-name="Standard">
      <style:paragraph-properties fo:text-align="start" style:justify-single-word="false"/>
      <style:text-properties fo:color="#000000" style:font-name="Liberation Serif" fo:font-size="12pt" officeooo:paragraph-rsid="00260d7e" style:font-size-asian="12pt" style:font-size-complex="12pt"/>
    </style:style>
    <style:style style:name="P9" style:family="paragraph" style:parent-style-name="Standard">
      <style:paragraph-properties fo:text-align="start" style:justify-single-word="false"/>
      <style:text-properties fo:color="#000000" style:font-name="Liberation Serif" fo:font-size="12pt" officeooo:rsid="001f67ba" officeooo:paragraph-rsid="00244e5f" style:font-size-asian="12pt" style:font-size-complex="12pt"/>
    </style:style>
    <style:style style:name="P10" style:family="paragraph" style:parent-style-name="Standard">
      <style:paragraph-properties fo:text-align="start" style:justify-single-word="false"/>
      <style:text-properties fo:color="#000000" style:font-name="Liberation Serif" fo:font-size="12pt" officeooo:paragraph-rsid="00242fbe" fo:background-color="transparent" style:font-size-asian="12pt" style:font-size-complex="12pt"/>
    </style:style>
    <style:style style:name="P11" style:family="paragraph" style:parent-style-name="Standard">
      <style:paragraph-properties fo:text-align="start" style:justify-single-word="false"/>
      <style:text-properties fo:color="#000000" style:font-name="Liberation Serif" fo:font-size="12pt" officeooo:paragraph-rsid="0020f9a1" fo:background-color="transparent" style:font-size-asian="12pt" style:font-size-complex="12pt"/>
    </style:style>
    <style:style style:name="P12" style:family="paragraph" style:parent-style-name="Standard">
      <style:paragraph-properties fo:text-align="start" style:justify-single-word="false"/>
      <style:text-properties fo:color="#000000" style:font-name="Liberation Serif" fo:font-size="12pt" officeooo:paragraph-rsid="00223eff" fo:background-color="transparent" style:font-size-asian="12pt" style:font-size-complex="12pt"/>
    </style:style>
    <style:style style:name="P13" style:family="paragraph" style:parent-style-name="Standard">
      <style:paragraph-properties fo:text-align="start" style:justify-single-word="false"/>
      <style:text-properties fo:color="#000000" style:font-name="Liberation Serif" fo:font-size="12pt" officeooo:rsid="00242fbe" officeooo:paragraph-rsid="00242fbe" fo:background-color="transparent" style:font-size-asian="12pt" style:font-size-complex="12pt"/>
    </style:style>
    <style:style style:name="P14" style:family="paragraph" style:parent-style-name="Standard">
      <style:paragraph-properties fo:text-align="start" style:justify-single-word="false"/>
      <style:text-properties fo:color="#000000" style:font-name="Liberation Serif" fo:font-size="12pt" officeooo:rsid="0020f9a1" officeooo:paragraph-rsid="0020f9a1" fo:background-color="transparent" style:font-size-asian="12pt" style:font-size-complex="12pt"/>
    </style:style>
    <style:style style:name="P15" style:family="paragraph" style:parent-style-name="Standard">
      <style:paragraph-properties fo:text-align="start" style:justify-single-word="false"/>
      <style:text-properties fo:color="#000000" style:font-name="Liberation Serif" fo:font-size="12pt" officeooo:rsid="001f67ba" officeooo:paragraph-rsid="0020f9a1" fo:background-color="transparent" style:font-size-asian="12pt" style:font-size-complex="12pt"/>
    </style:style>
    <style:style style:name="P16" style:family="paragraph" style:parent-style-name="Standard">
      <style:paragraph-properties fo:text-align="start" style:justify-single-word="false"/>
      <style:text-properties style:font-name="Liberation Serif" fo:font-size="12pt" officeooo:rsid="001f67ba" officeooo:paragraph-rsid="001f67ba" style:font-size-asian="12pt" style:font-size-complex="12pt"/>
    </style:style>
    <style:style style:name="P17" style:family="paragraph" style:parent-style-name="Standard">
      <style:paragraph-properties fo:text-align="start" style:justify-single-word="false"/>
      <style:text-properties style:font-name="Liberation Serif" fo:font-size="12pt" officeooo:rsid="001f67ba" officeooo:paragraph-rsid="001e4569" style:font-size-asian="12pt" style:font-size-complex="12pt"/>
    </style:style>
    <style:style style:name="P18" style:family="paragraph" style:parent-style-name="Standard">
      <style:paragraph-properties fo:text-align="start" style:justify-single-word="false"/>
      <style:text-properties style:font-name="Liberation Serif" fo:font-size="12pt" officeooo:rsid="001f67ba" officeooo:paragraph-rsid="00260d7e" style:font-size-asian="12pt" style:font-size-complex="12pt"/>
    </style:style>
    <style:style style:name="P19" style:family="paragraph" style:parent-style-name="Standard">
      <style:paragraph-properties fo:text-align="start" style:justify-single-word="false"/>
      <style:text-properties style:font-name="Liberation Serif" fo:font-size="12pt" officeooo:rsid="001e4569" officeooo:paragraph-rsid="00223eff" style:font-size-asian="12pt" style:font-size-complex="12pt"/>
    </style:style>
    <style:style style:name="P20" style:family="paragraph" style:parent-style-name="Standard">
      <style:paragraph-properties fo:text-align="start" style:justify-single-word="false"/>
      <style:text-properties style:font-name="Liberation Serif" fo:font-size="12pt" officeooo:rsid="001e4569" officeooo:paragraph-rsid="00242fbe" style:font-size-asian="12pt" style:font-size-complex="12pt"/>
    </style:style>
    <style:style style:name="P21" style:family="paragraph" style:parent-style-name="Standard">
      <style:paragraph-properties fo:text-align="start" style:justify-single-word="false"/>
      <style:text-properties style:font-name="Liberation Serif" fo:font-size="12pt" officeooo:paragraph-rsid="0020f9a1" style:font-size-asian="12pt" style:font-size-complex="12pt"/>
    </style:style>
    <style:style style:name="P22" style:family="paragraph" style:parent-style-name="Standard">
      <style:paragraph-properties fo:text-align="center" style:justify-single-word="false"/>
      <style:text-properties style:font-name="Liberation Serif" fo:font-size="12pt" style:text-underline-style="solid" style:text-underline-width="auto" style:text-underline-color="font-color" fo:font-weight="bold" officeooo:rsid="001e5d46" officeooo:paragraph-rsid="001e5d46" style:font-size-asian="12pt" style:font-weight-asian="bold" style:font-size-complex="12pt" style:font-weight-complex="bold"/>
    </style:style>
    <style:style style:name="P23" style:family="paragraph" style:parent-style-name="Standard">
      <style:paragraph-properties fo:margin-top="0cm" fo:margin-bottom="0cm" loext:contextual-spacing="false" fo:text-align="start" style:justify-single-word="false"/>
      <style:text-properties fo:color="#000000" style:font-name="Liberation Serif" fo:font-size="12pt" officeooo:paragraph-rsid="001f67ba" style:font-size-asian="12pt" style:font-size-complex="12pt"/>
    </style:style>
    <style:style style:name="P24" style:family="paragraph" style:parent-style-name="Standard">
      <style:paragraph-properties fo:margin-top="0cm" fo:margin-bottom="0cm" loext:contextual-spacing="false" fo:text-align="start" style:justify-single-word="false"/>
      <style:text-properties fo:color="#000000" style:font-name="Liberation Serif" fo:font-size="12pt" officeooo:paragraph-rsid="0020f9a1" style:font-size-asian="12pt" style:font-size-complex="12pt"/>
    </style:style>
    <style:style style:name="P25" style:family="paragraph" style:parent-style-name="Standard">
      <style:paragraph-properties fo:margin-top="0cm" fo:margin-bottom="0cm" loext:contextual-spacing="false" fo:text-align="start" style:justify-single-word="false"/>
      <style:text-properties fo:color="#000000" style:font-name="Liberation Serif" fo:font-size="12pt" officeooo:paragraph-rsid="0020f9a1" fo:background-color="transparent" style:font-size-asian="12pt" style:font-size-complex="12pt"/>
    </style:style>
    <style:style style:name="P26" style:family="paragraph" style:parent-style-name="Standard">
      <style:paragraph-properties fo:margin-top="0cm" fo:margin-bottom="0cm" loext:contextual-spacing="false" fo:text-align="start" style:justify-single-word="false"/>
      <style:text-properties fo:color="#000000" style:font-name="Liberation Serif" fo:font-size="12pt" officeooo:rsid="001f67ba" officeooo:paragraph-rsid="0020f9a1" fo:background-color="transparent" style:font-size-asian="12pt" style:font-size-complex="12pt"/>
    </style:style>
    <style:style style:name="P27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font-size="12pt" officeooo:rsid="001f67ba" officeooo:paragraph-rsid="001f67ba" style:font-size-asian="12pt" style:font-size-complex="12pt"/>
    </style:style>
    <style:style style:name="T1" style:family="text">
      <style:text-properties officeooo:rsid="001e5d46"/>
    </style:style>
    <style:style style:name="T2" style:family="text">
      <style:text-properties officeooo:rsid="001f67ba"/>
    </style:style>
    <style:style style:name="T3" style:family="text">
      <style:text-properties fo:font-size="10pt" fo:font-style="normal" fo:font-weight="normal" officeooo:rsid="001f67ba" style:font-size-asian="10pt" style:font-style-asian="normal" style:font-weight-asian="normal"/>
    </style:style>
    <style:style style:name="T4" style:family="text">
      <style:text-properties fo:color="#000000" fo:font-style="normal" fo:font-weight="normal" style:font-style-asian="normal" style:font-weight-asian="normal"/>
    </style:style>
    <style:style style:name="T5" style:family="text">
      <style:text-properties fo:color="#000000" fo:font-style="normal" fo:font-weight="bold" style:font-style-asian="normal" style:font-weight-asian="bold" style:font-weight-complex="bold"/>
    </style:style>
    <style:style style:name="T6" style:family="text">
      <style:text-properties fo:color="#000000" officeooo:rsid="001f67ba"/>
    </style:style>
    <style:style style:name="T7" style:family="text">
      <style:text-properties fo:color="#000000" style:font-name="Liberation Serif" fo:font-size="12pt" fo:font-style="normal" fo:font-weight="normal" style:font-size-asian="12pt" style:font-style-asian="normal" style:font-weight-asian="normal" style:font-size-complex="12pt"/>
    </style:style>
    <style:style style:name="T8" style:family="text">
      <style:text-properties fo:color="#000000" style:font-name="Liberation Serif" fo:font-size="12pt" fo:font-style="normal" fo:font-weight="normal" officeooo:rsid="00244e5f" style:font-size-asian="12pt" style:font-style-asian="normal" style:font-weight-asian="normal" style:font-size-complex="12pt"/>
    </style:style>
    <style:style style:name="T9" style:family="text">
      <style:text-properties fo:color="#000000" style:font-name="Liberation Serif" fo:font-size="12pt" fo:font-style="normal" style:text-underline-style="none" fo:font-weight="normal" officeooo:rsid="00244e5f" fo:background-color="transparent" loext:char-shading-value="0" style:font-size-asian="12pt" style:font-style-asian="normal" style:font-weight-asian="normal" style:font-size-complex="12pt"/>
    </style:style>
    <style:style style:name="T10" style:family="text">
      <style:text-properties fo:color="#000000" style:font-name="Liberation Serif" fo:font-size="12pt" fo:font-style="normal" style:text-underline-style="none" fo:font-weight="normal" officeooo:rsid="00260d7e" fo:background-color="transparent" loext:char-shading-value="0" style:font-size-asian="12pt" style:font-style-asian="normal" style:font-weight-asian="normal" style:font-size-complex="12pt"/>
    </style:style>
    <style:style style:name="T11" style:family="text">
      <style:text-properties fo:color="#000000" style:font-name="Liberation Serif" fo:font-size="12pt" officeooo:rsid="001f67ba" style:font-size-asian="12pt" style:font-size-complex="12pt"/>
    </style:style>
    <style:style style:name="T12" style:family="text">
      <style:text-properties officeooo:rsid="00223eff"/>
    </style:style>
    <style:style style:name="T13" style:family="text">
      <style:text-properties style:text-underline-style="solid" style:text-underline-width="auto" style:text-underline-color="font-color"/>
    </style:style>
    <style:style style:name="T14" style:family="text">
      <style:text-properties officeooo:rsid="00242fbe"/>
    </style:style>
    <style:style style:name="T15" style:family="text">
      <style:text-properties fo:font-style="normal" fo:font-weight="normal" officeooo:rsid="001f67ba" style:font-style-asian="normal" style:font-weight-asian="normal"/>
    </style:style>
    <style:style style:name="T16" style:family="text">
      <style:text-properties fo:font-style="normal" fo:font-weight="normal" style:font-style-asian="normal" style:font-weight-asian="normal"/>
    </style:style>
    <style:style style:name="T17" style:family="text">
      <style:text-properties fo:font-style="normal" fo:font-weight="normal" officeooo:rsid="00223eff" style:font-style-asian="normal" style:font-weight-asian="normal"/>
    </style:style>
    <style:style style:name="T18" style:family="text">
      <style:text-properties fo:font-style="normal" fo:font-weight="normal" officeooo:rsid="00242fbe" style:font-style-asian="normal" style:font-weight-asian="normal"/>
    </style:style>
    <style:style style:name="T19" style:family="text">
      <style:text-properties fo:font-style="normal" fo:font-weight="normal" officeooo:rsid="0020f9a1" style:font-style-asian="normal" style:font-weight-asian="normal"/>
    </style:style>
    <style:style style:name="T20" style:family="text">
      <style:text-properties fo:font-style="normal" fo:font-weight="normal" officeooo:rsid="00244e5f" style:font-style-asian="normal" style:font-weight-asian="normal"/>
    </style:style>
    <style:style style:name="T21" style:family="text">
      <style:text-properties fo:font-style="normal" fo:font-weight="normal" officeooo:rsid="00260e7e" style:font-style-asian="normal" style:font-weight-asian="normal"/>
    </style:style>
    <style:style style:name="T22" style:family="text">
      <style:text-properties fo:font-style="normal" fo:font-weight="normal" fo:background-color="transparent" loext:char-shading-value="0" style:font-style-asian="normal" style:font-weight-asian="normal"/>
    </style:style>
    <style:style style:name="T23" style:family="text">
      <style:text-properties fo:font-style="normal" style:text-underline-style="solid" style:text-underline-width="auto" style:text-underline-color="font-color" fo:font-weight="normal" officeooo:rsid="001f67ba" style:font-style-asian="normal" style:font-weight-asian="normal"/>
    </style:style>
    <style:style style:name="T24" style:family="text">
      <style:text-properties fo:font-style="normal" style:text-underline-style="solid" style:text-underline-width="auto" style:text-underline-color="font-color" fo:font-weight="normal" officeooo:rsid="0020f9a1" style:font-style-asian="normal" style:font-weight-asian="normal"/>
    </style:style>
    <style:style style:name="T25" style:family="text">
      <style:text-properties fo:font-style="normal" style:text-underline-style="solid" style:text-underline-width="auto" style:text-underline-color="font-color" fo:font-weight="normal" style:font-style-asian="normal" style:font-weight-asian="normal"/>
    </style:style>
    <style:style style:name="T26" style:family="text">
      <style:text-properties fo:font-style="normal" fo:font-weight="bold" officeooo:rsid="00260e7e" style:font-style-asian="normal" style:font-weight-asian="bold" style:font-weight-complex="bold"/>
    </style:style>
    <style:style style:name="T27" style:family="text">
      <style:text-properties fo:font-style="normal" fo:font-weight="bold" style:font-style-asian="normal" style:font-weight-asian="bold" style:font-weight-complex="bold"/>
    </style:style>
    <style:style style:name="T28" style:family="text">
      <style:text-properties fo:font-style="normal" fo:font-weight="bold" officeooo:rsid="00242fbe" style:font-style-asian="normal" style:font-weight-asian="bold" style:font-weight-complex="bold"/>
    </style:style>
    <style:style style:name="T29" style:family="text">
      <style:text-properties officeooo:rsid="00244e5f"/>
    </style:style>
    <style:style style:name="T30" style:family="text">
      <style:text-properties officeooo:rsid="00260d7e"/>
    </style:style>
    <style:style style:name="T31" style:family="text">
      <style:text-properties officeooo:rsid="00260e7e"/>
    </style:style>
    <style:style style:name="T32" style:family="text">
      <style:text-properties fo:font-weight="bold" officeooo:rsid="00260e7e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Readme pour IA Foret et Jungle</text:p>
      <text:p text:style-name="P19"/>
      <text:p text:style-name="P19">Les éléments contenant dans la foret :<text:tab/><text:tab/>Les éléments contenant dans la <text:span text:style-name="T1">jungle</text:span>:</text:p>
      <text:p text:style-name="P19"><text:tab/>l<text:span text:style-name="T14">es </text:span>écureuil<text:span text:style-name="T14">s</text:span><text:tab/><text:tab/><text:tab/><text:span text:style-name="T12">E<text:tab/><text:tab/><text:tab/></text:span><text:span text:style-name="T14">S</text:span><text:span text:style-name="T12"><text:tab/></text:span>l<text:span text:style-name="T1">e</text:span><text:span text:style-name="T14">s</text:span><text:span text:style-name="T1"> singe<text:tab/></text:span></text:p>
      <text:p text:style-name="P19"><text:tab/>les <text:span text:style-name="T14">c</text:span>hampignons<text:tab/><text:tab/><text:span text:style-name="T12">C<text:tab/><text:tab/><text:tab/></text:span><text:span text:style-name="T14">C</text:span><text:span text:style-name="T12"><text:tab/></text:span>les <text:span text:style-name="T14">c</text:span>hampignons<text:tab/></text:p>
      <text:p text:style-name="P19"><text:tab/>les <text:span text:style-name="T14">c</text:span>hampignon venimeux<text:tab/><text:span text:style-name="T12">c<text:tab/><text:tab/><text:tab/></text:span><text:span text:style-name="T14">c</text:span><text:span text:style-name="T12"><text:tab/></text:span>les <text:span text:style-name="T14">c</text:span>hampignon <text:span text:style-name="T1">hallucinogène<text:tab/></text:span></text:p>
      <text:p text:style-name="P20"><text:tab/>les renards<text:tab/><text:tab/><text:tab/><text:span text:style-name="T12">R<text:tab/><text:tab/><text:tab/></text:span><text:span text:style-name="T14">s</text:span><text:span text:style-name="T12"><text:tab/></text:span>les <text:span text:style-name="T1">serpents<text:tab/></text:span></text:p>
      <text:p text:style-name="P20"><text:tab/>les arbres<text:tab/><text:tab/><text:tab/><text:span text:style-name="T12">A<text:tab/><text:tab/><text:tab/></text:span><text:span text:style-name="T14">P</text:span><text:span text:style-name="T12"><text:tab/></text:span>les <text:span text:style-name="T1">cocotiers</text:span></text:p>
      <text:p text:style-name="P20"><text:tab/>les buissons<text:tab/><text:tab/><text:tab/><text:span text:style-name="T12">B<text:tab/><text:tab/><text:tab/></text:span><text:span text:style-name="T14">B</text:span><text:span text:style-name="T12"><text:tab/></text:span>les buissons</text:p>
      <text:p text:style-name="P20"><text:tab/>le personnage<text:tab/><text:tab/><text:tab/><text:span text:style-name="T14">@</text:span><text:span text:style-name="T12"><text:tab/><text:tab/><text:tab/></text:span><text:span text:style-name="T14">@</text:span><text:span text:style-name="T12"><text:tab/></text:span>le personnage<text:tab/></text:p>
      <text:p text:style-name="P20"><text:tab/>le<text:span text:style-name="T14">s</text:span> gland<text:span text:style-name="T14">s</text:span><text:tab/><text:tab/><text:tab/><text:span text:style-name="T12">G<text:tab/><text:tab/><text:tab/></text:span><text:span text:style-name="T14">b</text:span><text:span text:style-name="T12"><text:tab/></text:span>l<text:span text:style-name="T14">es</text:span><text:span text:style-name="T1"> banane<text:tab/><text:tab/></text:span></text:p>
      <text:p text:style-name="P17"/>
      <text:p text:style-name="P18"><text:span text:style-name="T30">L’IA de la thème Foret et Jungle se concentre sur le déplacement des animaux.</text:span></text:p>
      <text:p text:style-name="P18">A chaque tour pour les deux IA , c’est d’abord les animaux domestiques (écureuil et singe) qui se déplace puis les animaux sauvages (renard et singe).</text:p>
      <text:p text:style-name="P16"/>
      <text:p text:style-name="P27">Le déplacement des animaux domestique varie selon leurs états et leurs entourages :</text:p>
      <text:p text:style-name="P27"/>
      <text:p text:style-name="P16"><text:tab/><text:span text:style-name="T13">l’État Rassasier</text:span> :  </text:p>
      <text:p text:style-name="P16"><text:span text:style-name="T12">I</text:span>l sera de nouveau <text:span text:style-name="T32">A</text:span><text:span text:style-name="T5">ffamer</text:span><text:span text:style-name="T4"> au bout de 5 tour pour l’écureuil et 3 pour le singe</text:span></text:p>
      <text:p text:style-name="P3"><text:span text:style-name="T12">S</text:span>i à moins de <text:s/>4 cases autours de lui il y a un animal sauvages <text:span text:style-name="T12">et </text:span>:</text:p>
      <text:p text:style-name="P4"><text:tab/>S'il y a un refuge : il court vers le refuge pour s'y réfugier, <text:span text:style-name="T12">pour ne jamais y redescendre</text:span>.</text:p>
      <text:p text:style-name="P4"><text:tab/><text:span text:style-name="T12">=&gt;L’animal domestique disparaît</text:span></text:p>
      <text:p text:style-name="P5"><text:span text:style-name="T15"><text:tab/></text:span><text:span text:style-name="T16">S'il y a un buisson : il court vers le buisson pour s'y réfugier, </text:span><text:span text:style-name="T17">pour ne jamais y réapparaître.</text:span></text:p>
      <text:p text:style-name="P5"><text:span text:style-name="T15"><text:tab/></text:span><text:span text:style-name="T17">=&gt;L’animal domestique disparaît</text:span></text:p>
      <text:p text:style-name="P6"><text:span text:style-name="T15"><text:tab/></text:span><text:span text:style-name="T16">Sinon : il court dans le sens opposé au danger pour se placer dans la première case vide.</text:span></text:p>
      <text:p text:style-name="P23"><text:span text:style-name="T17">S</text:span><text:span text:style-name="T16">'il n'y a pas de danger, il se déplace aléatoirement.</text:span></text:p>
      <text:p text:style-name="P23"><text:span text:style-name="T16"/></text:p>
      <text:p text:style-name="P24"><text:span text:style-name="T16"><text:tab/></text:span><text:span text:style-name="T23">l’État </text:span><text:span text:style-name="T24">Affamer</text:span><text:span text:style-name="T15"> : </text:span></text:p>
      <text:p text:style-name="P10"><text:span text:style-name="T15">S'il voit un aliment : peu importe le danger, il va le chercher et le mange. </text:span></text:p>
      <text:p text:style-name="P10"><text:span text:style-name="T18">=&gt;</text:span><text:span text:style-name="T15">L</text:span><text:span text:style-name="T16">’écureuil prend la place de l'aliment.</text:span></text:p>
      <text:p text:style-name="P11"><text:span text:style-name="T15"><text:tab/>S'il y a un joueur </text:span><text:span text:style-name="T16">à côté de cet aliment il devient son </text:span><text:span text:style-name="T26">A</text:span><text:span text:style-name="T27">mi</text:span></text:p>
      <text:p text:style-name="P11"><text:span text:style-name="T16"><text:tab/></text:span><text:span text:style-name="T18">Sinon il devient juste </text:span><text:span text:style-name="T28">Rassasier</text:span></text:p>
      <text:p text:style-name="P10"><text:span text:style-name="T16"><text:s/>S'il voit un champignon : il va le chercher et le mange.</text:span></text:p>
      <text:p text:style-name="P10"><text:span text:style-name="T18">=&gt;</text:span><text:span text:style-name="T16"> L’animal prend la place du champignon.</text:span></text:p>
      <text:p text:style-name="P12"><text:span text:style-name="T16"><text:tab/>S'il y a un joueur à côté de ce champignon il devient son </text:span><text:span text:style-name="T26">A</text:span><text:span text:style-name="T27">mi</text:span></text:p>
      <text:p text:style-name="P13"><text:span text:style-name="T16"><text:tab/>Sinon il devient juste </text:span><text:span text:style-name="T27">Rassasier</text:span></text:p>
      <text:p text:style-name="P10"><text:span text:style-name="T16">S'il voit un champignon venimeux : il va le chercher et le mange. </text:span></text:p>
      <text:p text:style-name="P10"><text:span text:style-name="T18"><text:tab/>=&gt;</text:span><text:span text:style-name="T16">L’animal prend la place du champignon </text:span><text:span text:style-name="T18">et il devient </text:span><text:span text:style-name="T28">Junkie</text:span></text:p>
      <text:p text:style-name="P11"><text:span text:style-name="T16">S'il n'y a pas d'aliment, il se déplace aléatoirement.</text:span></text:p>
      <text:p text:style-name="P11"><text:span text:style-name="T16"/></text:p>
      <text:p text:style-name="P25"><text:span text:style-name="T15"><text:tab/></text:span><text:span text:style-name="T23">l’État </text:span><text:span text:style-name="T24">Ami</text:span><text:span text:style-name="T15"> :  </text:span></text:p>
      <text:p text:style-name="P14"><text:span text:style-name="T15">S’</text:span><text:span text:style-name="T16">il y a un animal sauvage à proximité </text:span><text:span text:style-name="T20">et :</text:span></text:p>
      <text:p text:style-name="P11"><text:span text:style-name="T19"><text:tab/></text:span><text:span text:style-name="T16">S’</text:span><text:span text:style-name="T20">il y a le personnage</text:span><text:span text:style-name="T16"> à proximité : il court vers </text:span><text:span text:style-name="T20">ça</text:span><text:span text:style-name="T16"> poche.</text:span></text:p>
      <text:p text:style-name="P11"><text:span text:style-name="T19"><text:tab/></text:span><text:span text:style-name="T16">Sinon : il court dans le sens oppose au danger pour se placer dans la première case vide.</text:span></text:p>
      <text:p text:style-name="P11"><text:span text:style-name="T16">S'il n'y a pas de danger, il se déplace aléatoirement.</text:span></text:p>
      <text:p text:style-name="P11"><text:span text:style-name="T16"/></text:p>
      <text:p text:style-name="P26"><text:span text:style-name="T16"><text:tab/></text:span><text:span text:style-name="T25">l’État </text:span><text:span text:style-name="T24">Junkie</text:span><text:span text:style-name="T16"> :  </text:span></text:p>
      <text:p text:style-name="P15"><text:span text:style-name="T16">Un animal junkie sera de nouveau </text:span><text:span text:style-name="T26">A</text:span><text:span text:style-name="T27">ffamé</text:span><text:span text:style-name="T16"> au bout de 5 tours </text:span><text:span text:style-name="T20">pour l’écureuil et 3 tours pour le singe</text:span><text:span text:style-name="T16">.</text:span></text:p>
      <text:p text:style-name="P9"><text:span text:style-name="T22">Sinon il se déplace aléatoirement.</text:span></text:p>
      <text:p text:style-name="P9"><text:span text:style-name="T22"/></text:p>
      <text:p text:style-name="P1"><text:soft-page-break/><text:span text:style-name="T9"><text:tab/></text:span></text:p>
      <text:p text:style-name="P1"><text:span text:style-name="T9"/></text:p>
      <text:p text:style-name="P1"><text:span text:style-name="T9"/></text:p>
      <text:p text:style-name="P1"><text:span text:style-name="T9"/></text:p>
      <text:p text:style-name="P2"><text:span text:style-name="T10">Le déplacement de l’animal sauvage :</text:span></text:p>
      <text:p text:style-name="P2"><text:span text:style-name="T11"><text:line-break/></text:span><text:span text:style-name="T7">S'il y a </text:span><text:span text:style-name="T8">un animal domestique adjacent a l’animal sauvage et :</text:span></text:p>
      <text:p text:style-name="P7"><text:span text:style-name="T16"><text:tab/>S'il y a un arbre à côté de l'écureuil, il se cache dedans et ne redescend plus jamais car il est traumatisé. </text:span></text:p>
      <text:p text:style-name="P7"><text:span text:style-name="T20"><text:tab/>=&gt; L’animal domestique disparaît de la carte</text:span></text:p>
      <text:p text:style-name="P8"><text:span text:style-name="T20"><text:tab/>Sinon il le mange. </text:span></text:p>
      <text:p text:style-name="P8"><text:span text:style-name="T20"><text:tab/>=&gt;L’animal sauvage prend la place de l’animal domestique</text:span><text:line-break/><text:span text:style-name="T29">S’il</text:span><text:span text:style-name="T16"> n'y a pas d'écureuil à côté, il se déplace </text:span><text:span text:style-name="T20">aléatoiremen</text:span><text:span text:style-name="T16">t.</text:span><text:line-break/></text:p>
      <text:p text:style-name="P1"/>
      <text:p text:style-name="P9"/>
      <text:p text:style-name="P21"><text:span text:style-name="T6"><text:line-break/></text:span><text:span text:style-name="T2"><text:tab/>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1-02T14:49:37.516244145</meta:creation-date>
    <dc:date>2023-01-02T16:10:31.107592516</dc:date>
    <meta:editing-duration>PT8M10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2" meta:paragraph-count="50" meta:word-count="497" meta:character-count="2706" meta:non-whitespace-character-count="2173"/>
  </office:meta>
</office:document-meta>
</file>